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Karla" svg:font-family="Karla, sans-serif"/>
    <style:font-face style:name="Lato" svg:font-family="Lato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fo:font-size="11pt" fo:letter-spacing="normal" style:font-size-asian="11pt" style:font-size-complex="11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fo:font-size="11pt" fo:letter-spacing="normal" officeooo:rsid="001f5d8d" officeooo:paragraph-rsid="001f5d8d" style:font-size-asian="11pt" style:font-size-complex="11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Lato" fo:font-size="13.5pt" fo:letter-spacing="normal" fo:font-style="normal" fo:font-weight="normal" officeooo:rsid="001f5d8d" officeooo:paragraph-rsid="001f5d8d" style:font-size-asian="11pt" style:font-size-complex="11pt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Lato" fo:font-size="13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222222" style:font-name="Lato" fo:font-size="13.5pt" fo:letter-spacing="normal" fo:font-style="normal" fo:font-weight="normal"/>
    </style:style>
    <style:style style:name="T1" style:family="text">
      <style:text-properties style:font-name="Karla" fo:font-size="14.25pt" fo:font-style="normal" fo:font-weight="normal"/>
    </style:style>
    <style:style style:name="T2" style:family="text">
      <style:text-properties style:font-name="Karla" fo:font-style="normal" fo:font-weight="normal"/>
    </style:style>
    <style:style style:name="T3" style:family="text">
      <style:text-properties style:font-name="Karla" fo:font-size="11pt" fo:font-style="normal" fo:font-weight="normal" style:font-size-asian="11pt" style:font-size-complex="11pt"/>
    </style:style>
    <style:style style:name="T4" style:family="text">
      <style:text-properties fo:color="#3c3c3c" style:font-name="Roboto" fo:font-size="13.5pt" fo:font-style="normal" fo:font-weight="normal"/>
    </style:style>
    <style:style style:name="T5" style:family="text">
      <style:text-properties fo:color="#3c3c3c" style:font-name="Roboto" fo:font-style="normal" fo:font-weight="normal"/>
    </style:style>
    <style:style style:name="T6" style:family="text">
      <style:text-properties fo:color="#3c3c3c" style:font-name="Karla" fo:font-style="normal" fo:font-weight="normal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 <text:span text:style-name="T2">Hu moments are moments which are invariant to image transformations. They are a set of 7 numbers calculated using central moments. </text:span></text:p>
      <text:p text:style-name="P1"><text:a xlink:type="simple" xlink:href="https://docs.opencv.org/2.4/modules/imgproc/doc/structural_analysis_and_shape_descriptors.html?highlight=moment#cv2.HuMoments" text:style-name="Internet_20_link" text:visited-style-name="Visited_20_Internet_20_Link"><text:span text:style-name="T3">https://docs.opencv.org/2.4/modules/imgproc/doc/structural_analysis_and_shape_descriptors.html?highlight=moment#cv2.HuMoments</text:span></text:a></text:p>
      <text:p text:style-name="P2"><text:span text:style-name="T2"/></text:p>
      <text:p text:style-name="P1"><text:a xlink:type="simple" xlink:href="https://answers.opencv.org/question/8871/how-to-calculate-humoments-for-a-contourimage-in-opencv-using-c/" text:style-name="Internet_20_link" text:visited-style-name="Visited_20_Internet_20_Link"><text:span text:style-name="T3">https://answers.opencv.org/question/8871/how-to-calculate-humoments-for-a-contourimage-in-opencv-using-c/</text:span></text:a></text:p>
      <text:p text:style-name="P2"><text:span text:style-name="T2"/></text:p>
      <text:p text:style-name="P2"><text:span text:style-name="T2"/></text:p>
      <text:p text:style-name="P3"><text:span text:style-name="Strong_20_Emphasis"><text:span text:style-name="T5">Hu Moments</text:span></text:span><text:span text:style-name="T6"> </text:span><text:span text:style-name="T5">( or rather Hu moment invariants ) are a set of 7 numbers calculated using central moments that are invariant to image transformations. The first 6 moments have been proved to be invariant to </text:span><text:span text:style-name="Strong_20_Emphasis"><text:span text:style-name="T5">translation</text:span></text:span><text:span text:style-name="T5">, </text:span><text:span text:style-name="Strong_20_Emphasis"><text:span text:style-name="T5">scale</text:span></text:span><text:span text:style-name="T5">, and </text:span><text:span text:style-name="Strong_20_Emphasis"><text:span text:style-name="T5">rotation</text:span></text:span><text:span text:style-name="T5">, and </text:span><text:span text:style-name="Strong_20_Emphasis"><text:span text:style-name="T5">reflection</text:span></text:span><text:span text:style-name="T5">. While the 7th moment’s sign changes for image reflection.</text:span></text:p>
      <text:p text:style-name="P3"><text:span text:style-name="T5"><text:line-break/>TL;DR : Central moments are translations invariant, and normalized central moments are both translation and scale invariant.</text:span></text:p>
      <text:p text:style-name="P3"><text:span text:style-name="T5"/></text:p>
      <text:p text:style-name="P3"><text:span text:style-name="T5"/></text:p>
      <text:p text:style-name="P3"><text:s text:c="2"/>/// Approximate contours to polygons + get bounding rects and circles</text:p>
      <text:p text:style-name="P3"><text:s text:c="2"/>// vector&lt;vector&lt;Point&gt; &gt; contours_poly( contours.size() );</text:p>
      <text:p text:style-name="P3"><text:s text:c="2"/>// vector&lt;Rect&gt; boundRect( contours.size() );</text:p>
      <text:p text:style-name="P3"><text:s text:c="2"/>// vector&lt;Point2f&gt;center( contours.size() );</text:p>
      <text:p text:style-name="P3"><text:s text:c="2"/>// vector&lt;float&gt;radius( contours.size() );</text:p>
      <text:p text:style-name="P3"/>
      <text:p text:style-name="P3"/>
      <text:p text:style-name="P3"><text:s text:c="2"/>// for( int i = 0; i &lt; contours.size(); i++ )</text:p>
      <text:p text:style-name="P3"><text:s text:c="2"/>// <text:s text:c="3"/>{ approxPolyDP( Mat(contours[i]), contours_poly[i], 3, true );</text:p>
      <text:p text:style-name="P3"><text:s text:c="2"/>// <text:s text:c="5"/>boundRect[i] = boundingRect( Mat(contours_poly[i]) );</text:p>
      <text:p text:style-name="P3"><text:s text:c="2"/>// <text:s text:c="5"/>minEnclosingCircle( contours_poly[i], center[i], radius[i] );</text:p>
      <text:p text:style-name="P3"><text:s text:c="2"/>// <text:s text:c="3"/>}</text:p>
      <text:p text:style-name="P3"/>
      <text:p text:style-name="P3"><text:a xlink:type="simple" xlink:href="https://wiki.khoury.northeastern.edu/display/~shiluofei/Project+3+Report+-+Read-time+Object+2-D+Recognition" text:style-name="Internet_20_link" text:visited-style-name="Visited_20_Internet_20_Link">https://wiki.khoury.northeastern.edu/display/~shiluofei/Project+3+Report+-+Read-time+Object+2-D+Recognition</text:a></text:p>
      <text:p text:style-name="P3"><text:a xlink:type="simple" xlink:href="https://wiki.khoury.northeastern.edu/display/~shreyasrk95/Project+3%3A+Real-time+Object+2-D+Recognition" text:style-name="Internet_20_link" text:visited-style-name="Visited_20_Internet_20_Link">https://wiki.khoury.northeastern.edu/display/~shreyasrk95/Project+3%3A+Real-time+Object+2-D+Recognition</text:a></text:p>
      <text:p text:style-name="P3"/>
      <text:p text:style-name="P3"/>
      <text:p text:style-name="P3"/>
      <text:p text:style-name="P3">fork,0.1393,47.9884,1.0506,1.0494,0.1419,0.1160,0.0149,0.1188</text:p>
      <text:p text:style-name="P3">hairbelt,0.9624,4.9500,4.7024,0.9097,6.0226,4.0510,-2.6635,-3.3564</text:p>
      <text:p text:style-name="P3">punch Machine,0.3625,50.3538,0.5049,0.1871,0.0090,0.0062,0.0000,0.0025</text:p>
      <text:p text:style-name="P3">spectacle,0.3380,51.1605,0.3428,0.0651,0.0113,0.0124,0.0001,0.0032</text:p>
      <text:p text:style-name="P3">spectacle,0.3380,51.1605,0.3428,0.0651,0.0113,0.0124,0.0001,0.0032</text:p>
      <text:p text:style-name="P3">spectacle,0.3380,51.1605,-1.0708,-2.7317,-4.4862,-4.3886,-8.8459,-5.7558</text:p>
      <text:p text:style-name="P3">spectacle,0.3380,51.1605,-1.0708,-2.7317,-4.4862,-4.3886,-8.8459,-5.7558</text:p>
      <text:p text:style-name="P3"/>
      <text:p text:style-name="P3"/>
      <text:p text:style-name="P4">The impact of selecting a smaller or larger K value on the model</text:p>
      <text:list xml:id="list3397407825" text:style-name="L1">
        <text:list-item>
          <text:p text:style-name="P5"><text:span text:style-name="T7">Larger K value:</text:span> The case of underfitting occurs when the value of k is increased. In this case, the model would be unable to correctly learn on the training data.</text:p>
        </text:list-item>
        <text:list-item>
          <text:p text:style-name="P6"><text:soft-page-break/><text:span text:style-name="T7">Smaller k value</text:span><text:span text:style-name="T8">: </text:span>The condition of overfitting occurs when the value of k is smaller. The model will capture all of the training data, including noise. The model will perform poorly for the test data in this scenario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Karla" svg:font-family="Karla, sans-serif"/>
    <style:font-face style:name="Lato" svg:font-family="Lato, sans-serif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6:59:08.853768190</meta:creation-date>
    <dc:date>2022-03-05T21:30:01.440713450</dc:date>
    <meta:editing-duration>P1DT4H30M4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27" meta:word-count="247" meta:character-count="2453" meta:non-whitespace-character-count="2196"/>
  </office:meta>
</office:document-meta>
</file>